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master-page-name="Standard">
      <loext:graphic-properties draw:fill="solid" draw:fill-color="#ffffff"/>
      <style:paragraph-properties fo:margin-top="0cm" fo:margin-bottom="0.141cm" style:contextual-spacing="false" fo:line-height="100%" fo:keep-together="auto" style:page-number="1" fo:background-color="#ffffff" fo:padding-left="0.388cm" fo:padding-right="0.388cm" fo:padding-top="0cm" fo:padding-bottom="0cm" fo:border="none" style:shadow="none" fo:keep-with-next="auto"/>
      <style:text-properties style:font-name="Arial1" fo:font-size="11pt" style:font-name-asian="Arial2" style:font-size-asian="11pt" style:font-name-complex="Arial2" style:font-size-complex="11pt"/>
    </style:style>
    <style:style style:name="P2" style:family="paragraph" style:parent-style-name="Heading_20_3">
      <loext:graphic-properties draw:fill="solid" draw:fill-color="#ffffff"/>
      <style:paragraph-properties fo:margin-top="0cm" fo:margin-bottom="0.141cm" style:contextual-spacing="false" fo:line-height="100%" fo:background-color="#ffffff" fo:padding-left="0.388cm" fo:padding-right="0.388cm" fo:padding-top="0cm" fo:padding-bottom="0cm" fo:border="none" style:shadow="none"/>
      <style:text-properties style:font-name="Arial1" fo:font-size="11pt" style:font-name-asian="Arial2" style:font-size-asian="11pt" style:font-name-complex="Arial2" style:font-size-complex="11pt"/>
    </style:style>
    <style:style style:name="P3" style:family="paragraph" style:parent-style-name="normal">
      <style:paragraph-properties fo:margin-top="0.423cm" fo:margin-bottom="0cm" style:contextual-spacing="false" fo:line-height="115%"/>
      <style:text-properties fo:color="#252525" loext:opacity="100%" style:font-name="Arial1" fo:font-size="11pt" fo:background-color="#ffffff" style:font-name-asian="Arial2" style:font-size-asian="11pt" style:font-name-complex="Arial2" style:font-size-complex="11pt"/>
    </style:style>
    <style:style style:name="P4" style:family="paragraph" style:parent-style-name="normal" style:list-style-name="WWNum2">
      <style:paragraph-properties fo:margin-left="1.27cm" fo:margin-right="0cm" fo:margin-top="0cm" fo:margin-bottom="0cm" style:contextual-spacing="false" fo:line-height="115%" fo:text-indent="-0.635cm" style:auto-text-indent="false"/>
      <style:text-properties fo:color="#252525" loext:opacity="100%" style:font-name="Arial1" fo:font-size="11pt" fo:background-color="#ffffff" style:font-name-asian="Arial2" style:font-size-asian="11pt" style:font-name-complex="Arial2" style:font-size-complex="11pt"/>
    </style:style>
    <style:style style:name="P5" style:family="paragraph" style:parent-style-name="Heading_20_3">
      <loext:graphic-properties draw:fill="solid" draw:fill-color="#ffffff"/>
      <style:paragraph-properties fo:margin-left="0cm" fo:margin-right="0cm" fo:margin-top="0cm" fo:margin-bottom="0.141cm" style:contextual-spacing="false" fo:line-height="100%" fo:text-align="start" style:justify-single-word="false" fo:keep-together="auto" fo:orphans="2" fo:widows="2" fo:text-indent="0cm" style:auto-text-indent="false" fo:background-color="#ffffff" fo:padding-left="0.388cm" fo:padding-right="0.388cm" fo:padding-top="0cm" fo:padding-bottom="0cm" fo:border="none" style:shadow="none" fo:keep-with-next="auto"/>
      <style:text-properties style:font-name="Arial1" fo:font-size="11pt" fo:font-weight="bold" style:font-name-asian="Arial2" style:font-size-asian="11pt" style:font-weight-asian="bold" style:font-name-complex="Arial2" style:font-size-complex="11pt"/>
    </style:style>
    <style:style style:name="P6" style:family="paragraph" style:parent-style-name="normal">
      <loext:graphic-properties draw:fill="solid" draw:fill-color="#ffffff"/>
      <style:paragraph-properties fo:margin-left="0cm" fo:margin-right="0cm" fo:margin-top="0cm" fo:margin-bottom="0.141cm" style:contextual-spacing="false" fo:line-height="100%" fo:text-align="start" style:justify-single-word="false" fo:orphans="2" fo:widows="2" fo:text-indent="0cm" style:auto-text-indent="false" fo:background-color="#ffffff" fo:padding-left="0.388cm" fo:padding-right="0.388cm" fo:padding-top="0cm" fo:padding-bottom="0cm" fo:border="none" style:shadow="none"/>
      <style:text-properties style:font-name="Arial1" fo:font-size="11pt" fo:font-weight="bold" style:font-name-asian="Arial2" style:font-size-asian="11pt" style:font-weight-asian="bold" style:font-name-complex="Arial2" style:font-size-complex="11pt"/>
    </style:style>
    <style:style style:name="P7" style:family="paragraph" style:parent-style-name="normal">
      <style:text-properties fo:color="#808080" loext:opacity="100%" style:font-name="Arial1" fo:font-size="11pt" fo:font-weight="bold" style:font-name-asian="Arial2" style:font-size-asian="11pt" style:font-weight-asian="bold" style:font-name-complex="Arial2" style:font-size-complex="11pt"/>
    </style:style>
    <style:style style:name="P8" style:family="paragraph" style:parent-style-name="normal">
      <loext:graphic-properties draw:fill="solid" draw:fill-color="#ffffff"/>
      <style:paragraph-properties fo:margin-top="0cm" fo:margin-bottom="0.529cm" style:contextual-spacing="false" fo:line-height="100%" fo:background-color="#ffffff"/>
      <style:text-properties fo:color="#29303b" loext:opacity="100%" style:font-name="Arial1" fo:font-size="11pt" fo:background-color="#ffffff" style:font-name-asian="Arial2" style:font-size-asian="11pt" style:font-name-complex="Arial2" style:font-size-complex="11pt"/>
    </style:style>
    <style:style style:name="P9" style:family="paragraph" style:parent-style-name="normal">
      <loext:graphic-properties draw:fill="solid" draw:fill-color="#ffffff"/>
      <style:paragraph-properties fo:margin-left="2.54cm" fo:margin-top="0cm" fo:margin-bottom="0.529cm" style:contextual-spacing="false" fo:line-height="100%" fo:text-indent="0cm" style:auto-text-indent="false" fo:background-color="#ffffff"/>
      <style:text-properties fo:color="#171717" loext:opacity="100%" style:font-name="Arial1" fo:font-size="11pt" fo:background-color="#f3f3f3" style:font-name-asian="Courier New" style:font-size-asian="11pt" style:font-name-complex="Courier New" style:font-size-complex="11pt"/>
    </style:style>
    <style:style style:name="P10" style:family="paragraph" style:parent-style-name="normal">
      <loext:graphic-properties draw:fill="solid" draw:fill-color="#ffffff"/>
      <style:paragraph-properties fo:margin-top="0cm" fo:margin-bottom="0.529cm" style:contextual-spacing="false" fo:line-height="100%" fo:background-color="#ffffff"/>
      <style:text-properties fo:color="#171717" loext:opacity="100%" style:font-name="Arial1" fo:font-size="11pt" fo:background-color="#f3f3f3" style:font-name-asian="Courier New" style:font-size-asian="11pt" style:font-name-complex="Courier New" style:font-size-complex="11pt"/>
    </style:style>
    <style:style style:name="P11" style:family="paragraph" style:parent-style-name="normal">
      <style:text-properties style:font-name="Arial1" fo:font-size="11pt" style:font-size-asian="11pt" style:font-size-complex="11pt"/>
    </style:style>
    <style:style style:name="P12" style:family="paragraph" style:parent-style-name="normal">
      <loext:graphic-properties draw:fill="solid" draw:fill-color="#ffffff"/>
      <style:paragraph-properties fo:margin-top="0cm" fo:margin-bottom="0.529cm" style:contextual-spacing="false" fo:line-height="100%" fo:background-color="#ffffff"/>
      <style:text-properties fo:color="#29303b" loext:opacity="100%" style:font-name="Arial1" fo:font-size="11pt" officeooo:rsid="0015d6e5" officeooo:paragraph-rsid="00174975" fo:background-color="#ffffff" style:font-name-asian="Arial2" style:font-size-asian="11pt" style:font-name-complex="Arial2" style:font-size-complex="11pt"/>
    </style:style>
    <style:style style:name="P13" style:family="paragraph" style:parent-style-name="normal">
      <loext:graphic-properties draw:fill="solid" draw:fill-color="#ffffff"/>
      <style:paragraph-properties fo:margin-top="0cm" fo:margin-bottom="0.529cm" style:contextual-spacing="false" fo:line-height="100%" fo:background-color="#ffffff"/>
      <style:text-properties fo:color="#29303b" loext:opacity="100%" style:font-name="Arial1" fo:font-size="11pt" officeooo:paragraph-rsid="00174975" fo:background-color="#ffffff" style:font-name-asian="Arial2" style:font-size-asian="11pt" style:font-name-complex="Arial2" style:font-size-complex="11pt"/>
    </style:style>
    <style:style style:name="P14" style:family="paragraph" style:parent-style-name="Standard">
      <style:text-properties fo:color="#000000" loext:opacity="100%" style:font-name="Arial1" fo:font-size="11pt" style:font-size-asian="11pt" style:font-size-complex="11pt"/>
    </style:style>
    <style:style style:name="P15" style:family="paragraph" style:parent-style-name="normal">
      <style:text-properties style:font-name="Arial1" fo:font-size="11pt" officeooo:paragraph-rsid="0018c308" style:font-size-asian="11pt" style:font-size-complex="11pt"/>
    </style:style>
    <style:style style:name="P16" style:family="paragraph" style:parent-style-name="Standard">
      <style:paragraph-properties fo:orphans="0" fo:widows="0"/>
      <style:text-properties fo:color="#171717" loext:opacity="100%" style:font-name="Arial1" fo:font-size="11pt" officeooo:rsid="000d7e39" officeooo:paragraph-rsid="0018c308" style:font-name-asian="Consolas1" style:font-size-asian="11pt" style:font-name-complex="Consolas1" style:font-size-complex="11pt"/>
    </style:style>
    <style:style style:name="P17" style:family="paragraph" style:parent-style-name="Standard">
      <style:text-properties fo:color="#0000ff" loext:opacity="100%" style:font-name="Arial1" fo:font-size="11pt" officeooo:paragraph-rsid="0018c308" style:font-size-asian="11pt" style:font-size-complex="11pt"/>
    </style:style>
    <style:style style:name="P18" style:family="paragraph" style:parent-style-name="Standard">
      <style:text-properties style:font-name="Arial1" fo:font-size="11pt" officeooo:paragraph-rsid="0018c308" style:font-size-asian="11pt" style:font-size-complex="11pt"/>
    </style:style>
    <style:style style:name="P19" style:family="paragraph" style:parent-style-name="Standard">
      <style:text-properties fo:color="#000000" loext:opacity="100%" style:font-name="Arial1" fo:font-size="11pt" officeooo:paragraph-rsid="0018c308" style:font-size-asian="11pt" style:font-size-complex="11pt"/>
    </style:style>
    <style:style style:name="P20" style:family="paragraph" style:parent-style-name="Standard">
      <style:paragraph-properties fo:margin-left="1.27cm" fo:margin-right="0cm" fo:text-indent="0cm" style:auto-text-indent="false"/>
      <style:text-properties style:font-name="Arial1" fo:font-size="11pt" officeooo:paragraph-rsid="0018c308" style:font-size-asian="11pt" style:font-size-complex="11pt"/>
    </style:style>
    <style:style style:name="P21" style:family="paragraph" style:parent-style-name="Standard">
      <loext:graphic-properties draw:fill="solid" draw:fill-color="#ffffff"/>
      <style:paragraph-properties fo:margin-left="0cm" fo:margin-right="0cm" fo:margin-top="0cm" fo:margin-bottom="0.141cm" style:contextual-spacing="false" fo:line-height="100%" fo:text-align="start" style:justify-single-word="false" fo:orphans="2" fo:widows="2" fo:text-indent="0cm" style:auto-text-indent="false" fo:background-color="#ffffff" fo:padding-left="0.388cm" fo:padding-right="0.388cm" fo:padding-top="0cm" fo:padding-bottom="0cm" fo:border="none" style:shadow="none"/>
      <style:text-properties fo:color="#000000" loext:opacity="100%" style:font-name="Arial1" fo:font-size="11pt" fo:font-weight="bold" officeooo:paragraph-rsid="0018c308" style:font-name-asian="Arial2" style:font-size-asian="11pt" style:font-weight-asian="bold" style:font-name-complex="Arial2" style:font-size-complex="11pt"/>
    </style:style>
    <style:style style:name="P22" style:family="paragraph" style:parent-style-name="Standard">
      <style:text-properties fo:color="#008000" loext:opacity="100%" style:font-name="Arial1" fo:font-size="11pt" officeooo:paragraph-rsid="0018c308" style:font-size-asian="11pt" style:font-size-complex="11pt"/>
    </style:style>
    <style:style style:name="P23" style:family="paragraph" style:parent-style-name="Standard">
      <style:text-properties style:font-name="Arial1" fo:font-size="11pt" style:font-size-asian="11pt" style:font-size-complex="11pt"/>
    </style:style>
    <style:style style:name="P24" style:family="paragraph" style:parent-style-name="Standard">
      <style:text-properties fo:color="#008000" loext:opacity="100%" style:font-name="Arial1" fo:font-size="11pt" style:font-size-asian="11pt" style:font-size-complex="11pt"/>
    </style:style>
    <style:style style:name="P25" style:family="paragraph" style:parent-style-name="Standard">
      <style:paragraph-properties fo:margin-left="1.27cm" fo:margin-right="0cm" fo:text-indent="0cm" style:auto-text-indent="false"/>
      <style:text-properties fo:color="#0000ff" loext:opacity="100%" style:font-name="Arial1" fo:font-size="11pt" style:font-size-asian="11pt" style:font-size-complex="11pt"/>
    </style:style>
    <style:style style:name="P26" style:family="paragraph" style:parent-style-name="Standard">
      <style:paragraph-properties fo:margin-left="1.27cm" fo:margin-right="0cm" fo:text-indent="0cm" style:auto-text-indent="false"/>
      <style:text-properties style:font-name="Arial1" fo:font-size="11pt" style:font-size-asian="11pt" style:font-size-complex="11pt"/>
    </style:style>
    <style:style style:name="P27" style:family="paragraph" style:parent-style-name="Standard">
      <style:text-properties style:font-name="Arial1" fo:font-size="11pt" officeooo:paragraph-rsid="001dd973" style:font-size-asian="11pt" style:font-size-complex="11pt"/>
    </style:style>
    <style:style style:name="P28" style:family="paragraph" style:parent-style-name="Standard">
      <style:text-properties fo:color="#808080" loext:opacity="100%" style:font-name="Arial1" fo:font-size="11pt" style:font-size-asian="11pt" style:font-size-complex="11pt"/>
    </style:style>
    <style:style style:name="P29" style:family="paragraph" style:parent-style-name="Standard">
      <loext:graphic-properties draw:fill="solid" draw:fill-color="#ffffff"/>
      <style:paragraph-properties fo:margin-top="0cm" fo:margin-bottom="0.529cm" style:contextual-spacing="false" fo:line-height="100%" fo:background-color="#ffffff"/>
      <style:text-properties fo:color="#000000" loext:opacity="100%" style:font-name="Arial1" fo:font-size="11pt" style:font-size-asian="11pt" style:font-size-complex="11pt"/>
    </style:style>
    <style:style style:name="T1" style:family="text">
      <style:text-properties officeooo:rsid="00174975"/>
    </style:style>
    <style:style style:name="T2" style:family="text">
      <style:text-properties fo:font-weight="bold" style:font-weight-asian="bold" style:font-weight-complex="bold"/>
    </style:style>
    <style:style style:name="T3" style:family="text">
      <style:text-properties fo:font-weight="bold" officeooo:rsid="00174975" style:font-weight-asian="bold" style:font-weight-complex="bold"/>
    </style:style>
    <style:style style:name="T4" style:family="text">
      <style:text-properties officeooo:rsid="0015d6e5"/>
    </style:style>
    <style:style style:name="T5" style:family="text">
      <style:text-properties officeooo:rsid="0010954e"/>
    </style:style>
    <style:style style:name="T6" style:family="text">
      <style:text-properties fo:color="#0000ff" loext:opacity="100%"/>
    </style:style>
    <style:style style:name="T7" style:family="text">
      <style:text-properties fo:color="#000000" loext:opacity="100%"/>
    </style:style>
    <style:style style:name="T8" style:family="text">
      <style:text-properties fo:color="#808080" loext:opacity="100%"/>
    </style:style>
    <style:style style:name="T9" style:family="text">
      <style:text-properties fo:color="#ff0000" loext:opacity="100%"/>
    </style:style>
    <style:style style:name="T10" style:family="text">
      <style:text-properties fo:color="#008000" loext:opacity="100%"/>
    </style:style>
    <style:style style:name="T11" style:family="text">
      <style:text-properties fo:color="#0000ff" loext:opacity="100%" officeooo:rsid="001e92b1"/>
    </style:style>
    <style:style style:name="T12" style:family="text">
      <style:text-properties fo:font-size="10pt" style:font-size-asian="10pt" style:font-size-complex="10pt"/>
    </style:style>
    <style:style style:name="T13" style:family="text">
      <style:text-properties officeooo:rsid="001b4edf"/>
    </style:style>
    <style:style style:name="T14" style:family="text">
      <style:text-properties fo:color="#008000" loext:opacity="100%" officeooo:rsid="001d63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bookmark text:name="_8ojlwohakr6"/>Lenguaje de manipulación de datos (DML)</text:p>
      <text:p text:style-name="P3">Las sentencias de lenguaje de manipulación de datos (DML) son utilizadas para gestionar datos dentro de los schemas. Algunos ejemplos:</text:p>
      <text:list text:style-name="WWNum2">
        <text:list-item>
          <text:p text:style-name="P4">INSERT <text:s/>- para insertar datos a una tabla.</text:p>
        </text:list-item>
        <text:list-item>
          <text:p text:style-name="P4">SELECT - para obtener datos de una base de datos.</text:p>
        </text:list-item>
        <text:list-item>
          <text:p text:style-name="P4">UPDATE - para modificar datos existentes dentro de una tabla.</text:p>
        </text:list-item>
        <text:list-item>
          <text:p text:style-name="P4">DELETE - elimina todos los registros de la tabla; no borra los espacios asignados a los registros.</text:p>
        </text:list-item>
      </text:list>
      <text:p text:style-name="P5"><text:bookmark text:name="_5n6gzu9s3kri"/></text:p>
      <text:p text:style-name="P5"><text:bookmark text:name="_f86lj0qggxrq"/>Insertar contenido en Tablas: INSERT</text:p>
      <text:p text:style-name="P6"/>
      <text:p text:style-name="P7"/>
      <text:p text:style-name="P6"/>
      <text:p text:style-name="P6"/>
      <text:p text:style-name="P6"/>
      <text:p text:style-name="P8"><text:span text:style-name="T1">La sentencia INSERT p</text:span>ermite insertar una o varias <text:span text:style-name="T2">filas </text:span><text:span text:style-name="T3">completas</text:span><text:span text:style-name="T1"> </text:span>en las tablas.</text:p>
      <text:p text:style-name="P8"/>
      <text:p text:style-name="P9">INSERT INTO tabla <text:s/>[(col_1,col_2....)] <text:line-break/> <text:s text:c="3"/>VALUES (valor_1,valor_2....)<text:tab/></text:p>
      <text:p text:style-name="P10"/>
      <text:p text:style-name="P11">La lista de <text:span text:style-name="T4">los nombres de las </text:span>columnas <text:span text:style-name="T4">(lista de columnas)</text:span> es optativa, como <text:span text:style-name="T4">se ve </text:span>en la sintaxis.</text:p>
      <text:p text:style-name="P11"/>
      <text:p text:style-name="P12">Esto quiere decir que podemos no especificar los nombres de las columnas en las que se inserta los datos, si es así, tiene que haber tantos valores como columnas hay en la tabla <text:span text:style-name="T5">y en el mismo orden. Estos han de ser una constante o la palabra NULL. </text:span></text:p>
      <text:p text:style-name="P13"><text:span text:style-name="T4">Si aparece la lista de columnas, podemos poner las que queramos y en el orden que queramos. Los valores que pongamos se insertaran en el lugar que le corresponda según el orden de la lista de columna. </text:span><text:span text:style-name="T5">El default lo pone si no incluimos esa columna en la lista de </text:span><text:span text:style-name="T1">columnas </text:span></text:p>
      <text:p text:style-name="P8">Si alguna columna de la tabla no aparece en la lista de columnas se le asigna <text:s/>también el valor NULL si no tiene un valor por default, que en ese caso se pone este. </text:p>
      <text:p text:style-name="P14"/>
      <text:p text:style-name="P14"/>
      <text:p text:style-name="P15">Usar la siguiente base de datos para ejemplos:</text:p>
      <text:p text:style-name="P15"/>
      <text:p text:style-name="P16"><text:span text:style-name="T6"><text:tab/><text:tab/>CREATE</text:span><text:span text:style-name="T7"> </text:span><text:span text:style-name="T6">DATABASE</text:span><text:span text:style-name="T7"> ALMACEN</text:span><text:span text:style-name="T8">;</text:span></text:p>
      <text:p text:style-name="P17"><text:tab/><text:tab/>GO</text:p>
      <text:p text:style-name="P18"><text:span text:style-name="T6"><text:tab/><text:tab/>USE</text:span><text:span text:style-name="T7"> Almacen</text:span><text:span text:style-name="T8">;</text:span><text:span text:style-name="T7"> </text:span></text:p>
      <text:p text:style-name="P19"><text:s/></text:p>
      <text:p text:style-name="P18"><text:span text:style-name="T7"><text:tab/><text:tab/></text:span><text:span text:style-name="T6">CREATE</text:span><text:span text:style-name="T7"> </text:span><text:span text:style-name="T6">TABLE</text:span><text:span text:style-name="T7"> PRODUCTOS</text:span><text:span text:style-name="T8">(</text:span></text:p>
      <text:p text:style-name="P20"><text:soft-page-break/><text:span text:style-name="T7"><text:tab/><text:tab/>NOMBRE </text:span><text:span text:style-name="T6">CHAR</text:span><text:span text:style-name="T8">(</text:span><text:span text:style-name="T7">30</text:span><text:span text:style-name="T8">)</text:span><text:span text:style-name="T7"> </text:span><text:span text:style-name="T8">NOT</text:span><text:span text:style-name="T7"> </text:span><text:span text:style-name="T8">NULL</text:span><text:span text:style-name="T7"> </text:span><text:span text:style-name="T6">PRIMARY</text:span><text:span text:style-name="T7"> </text:span><text:span text:style-name="T6">KEY</text:span><text:span text:style-name="T8">,</text:span></text:p>
      <text:p text:style-name="P20"><text:span text:style-name="T7"><text:tab/><text:tab/>DESCRIPCION </text:span><text:span text:style-name="T6">CHAR</text:span><text:span text:style-name="T8">(</text:span><text:span text:style-name="T7">10</text:span><text:span text:style-name="T8">)</text:span><text:span text:style-name="T7"> </text:span><text:span text:style-name="T8">NOT</text:span><text:span text:style-name="T7"> </text:span><text:span text:style-name="T8">NULL,</text:span></text:p>
      <text:p text:style-name="P20"><text:span text:style-name="T7"><text:tab/><text:tab/>TALLA </text:span><text:span text:style-name="T6">CHAR</text:span><text:span text:style-name="T8">(</text:span><text:span text:style-name="T7">1</text:span><text:span text:style-name="T8">)</text:span><text:span text:style-name="T7"> </text:span><text:span text:style-name="T6">DEFAULT</text:span><text:span text:style-name="T7"> </text:span><text:span text:style-name="T9">'U'</text:span><text:span text:style-name="T8">,</text:span></text:p>
      <text:p text:style-name="P20"><text:span text:style-name="T7"><text:tab/><text:tab/>PRECIO </text:span><text:span text:style-name="T6">SMALLINT</text:span><text:span text:style-name="T7"> </text:span><text:span text:style-name="T8">NOT</text:span><text:span text:style-name="T7"> </text:span><text:span text:style-name="T8">NULL</text:span></text:p>
      <text:p text:style-name="P21"><text:tab/><text:span text:style-name="T8">);</text:span></text:p>
      <text:p text:style-name="P14"/>
      <text:p text:style-name="P22">-- Si intento insertar sin el campo descripción, da error ya que tiene la </text:p>
      <text:p text:style-name="P22">– <text:s/>restriccion NOT NULL ya que intenta poner NULL y no le deja;</text:p>
      <text:p text:style-name="P14"/>
      <text:p text:style-name="P23"><text:span text:style-name="T7"><text:tab/><text:tab/></text:span><text:span text:style-name="T6">INSERT</text:span><text:span text:style-name="T7"> </text:span><text:span text:style-name="T6">INTO</text:span><text:span text:style-name="T7"> Productos</text:span><text:span text:style-name="T6"> </text:span><text:span text:style-name="T8">(</text:span><text:span text:style-name="T7">Nombre</text:span><text:span text:style-name="T8">,</text:span><text:span text:style-name="T7"> Talla</text:span><text:span text:style-name="T8">,</text:span><text:span text:style-name="T7"> Precio</text:span><text:span text:style-name="T8">)</text:span><text:span text:style-name="T7"> </text:span></text:p>
      <text:p text:style-name="P23"><text:span text:style-name="T7"><text:tab/><text:tab/></text:span><text:span text:style-name="T6">VALUES </text:span><text:span text:style-name="T8">(</text:span><text:span text:style-name="T9">'Sudadera manga larga'</text:span><text:span text:style-name="T8">,</text:span><text:span text:style-name="T9">'S'</text:span><text:span text:style-name="T8">,</text:span><text:span text:style-name="T7">25</text:span><text:span text:style-name="T8">);</text:span></text:p>
      <text:p text:style-name="P23"><text:span text:style-name="T7"><text:tab/><text:tab/></text:span><text:span text:style-name="T6">SELECT</text:span><text:span text:style-name="T7"> </text:span><text:span text:style-name="T8">*</text:span><text:span text:style-name="T7"> </text:span><text:span text:style-name="T6">FROM</text:span><text:span text:style-name="T7"> Productos</text:span><text:span text:style-name="T8">;</text:span></text:p>
      <text:p text:style-name="P14"/>
      <text:p text:style-name="P23"><text:span text:style-name="T7"><text:s/></text:span><text:span text:style-name="T10">-- BORRO LA RESTRICCION not null, lo que hago alterando las propiedades de la columna;</text:span></text:p>
      <text:p text:style-name="P14"/>
      <text:p text:style-name="P23"><text:span text:style-name="T7"><text:tab/><text:tab/></text:span><text:span text:style-name="T6">ALTER</text:span><text:span text:style-name="T7"> </text:span><text:span text:style-name="T6">TABLE</text:span><text:span text:style-name="T7"> PRODUCTOS </text:span><text:span text:style-name="T6">ALTER</text:span><text:span text:style-name="T7"> </text:span><text:span text:style-name="T6">COLUMN</text:span><text:span text:style-name="T7"> DESCRIPCION <text:tab/><text:tab/><text:tab/></text:span><text:span text:style-name="T6">CHAR</text:span><text:span text:style-name="T8">(</text:span><text:span text:style-name="T7">19</text:span><text:span text:style-name="T8">);</text:span></text:p>
      <text:p text:style-name="P14"/>
      <text:p text:style-name="P24">-- COMPROBAR EN EL EXPLORADOR DE OBJETOS QUE SE BORRO</text:p>
      <text:p text:style-name="P24">-- LO VUELVO A INTENTAR</text:p>
      <text:p text:style-name="P14"/>
      <text:p text:style-name="P14"/>
      <text:p text:style-name="P23"><text:span text:style-name="T6">I<text:tab/><text:tab/></text:span><text:span text:style-name="T11">I</text:span><text:span text:style-name="T6">NSERT</text:span><text:span text:style-name="T7"> </text:span><text:span text:style-name="T6">INTO</text:span><text:span text:style-name="T7"> Productos</text:span><text:span text:style-name="T6"> </text:span><text:span text:style-name="T8">(</text:span><text:span text:style-name="T7">Nombre</text:span><text:span text:style-name="T8">,</text:span><text:span text:style-name="T7"> Talla</text:span><text:span text:style-name="T8">,</text:span><text:span text:style-name="T7"> Precio</text:span><text:span text:style-name="T8">)</text:span><text:span text:style-name="T7"> </text:span></text:p>
      <text:p text:style-name="P23"><text:span text:style-name="T7"><text:tab/><text:tab/></text:span><text:span text:style-name="T6">VALUES </text:span><text:span text:style-name="T8">(</text:span><text:span text:style-name="T9">'Sudadera manga larga'</text:span><text:span text:style-name="T8">,</text:span><text:span text:style-name="T9">'S'</text:span><text:span text:style-name="T8">,</text:span><text:span text:style-name="T7">25</text:span><text:span text:style-name="T8">);</text:span></text:p>
      <text:p text:style-name="P23"><text:span text:style-name="T7"><text:tab/><text:tab/></text:span><text:span text:style-name="T6">SELECT</text:span><text:span text:style-name="T7"> </text:span><text:span text:style-name="T8">*</text:span><text:span text:style-name="T7"> </text:span><text:span text:style-name="T6">FROM</text:span><text:span text:style-name="T7"> Productos</text:span><text:span text:style-name="T8">;</text:span></text:p>
      <text:p text:style-name="P14"/>
      <text:p text:style-name="P24">-- Vemos como al no poner el nombre de columna </text:p>
      <text:p text:style-name="P24">-- el valor este se rellena con NULL ya que no tiene valor por defecto</text:p>
      <text:p text:style-name="P14"/>
      <text:p text:style-name="P24">--<text:span text:style-name="T12">NOMBRE<text:tab/><text:tab/><text:tab/>DESCRIPCION<text:tab/><text:tab/><text:tab/>TALLA<text:tab/><text:tab/>PRECIO</text:span></text:p>
      <text:p text:style-name="P24">--Sudadera manga larga <text:s text:c="4"/><text:tab/>NULL<text:tab/><text:tab/><text:tab/><text:tab/>S<text:tab/><text:tab/>25</text:p>
      <text:p text:style-name="P14"/>
      <text:p text:style-name="P14"/>
      <text:p text:style-name="P14"/>
      <text:p text:style-name="P24">-- <text:span text:style-name="T13">Si </text:span><text:s/>no pon<text:span text:style-name="T13">go</text:span> el campo talla se rellena con el default;</text:p>
      <text:p text:style-name="P14"/>
      <text:p text:style-name="P23"><text:span text:style-name="T6"><text:tab/><text:tab/>INSERT</text:span><text:span text:style-name="T7"> </text:span><text:span text:style-name="T6">INTO</text:span><text:span text:style-name="T7"> Productos</text:span><text:span text:style-name="T6"> </text:span><text:span text:style-name="T8">(</text:span><text:span text:style-name="T7">Nombre</text:span><text:span text:style-name="T8">,</text:span><text:span text:style-name="T7"> Descripcion</text:span><text:span text:style-name="T8">,</text:span><text:span text:style-name="T7"> Precio</text:span><text:span text:style-name="T8">)</text:span><text:span text:style-name="T7"> </text:span></text:p>
      <text:p text:style-name="P23"><text:span text:style-name="T7"><text:s text:c="3"/><text:tab/><text:tab/></text:span><text:span text:style-name="T6">VALUES </text:span><text:span text:style-name="T8">(</text:span><text:span text:style-name="T9">'Sudadera manga corta'</text:span><text:span text:style-name="T8">,</text:span><text:span text:style-name="T9">'Roja'</text:span><text:span text:style-name="T8">,</text:span><text:span text:style-name="T7">25</text:span><text:span text:style-name="T8">);</text:span></text:p>
      <text:p text:style-name="P23"><text:span text:style-name="T7"><text:s text:c="3"/><text:tab/><text:tab/></text:span><text:span text:style-name="T6">SELECT</text:span><text:span text:style-name="T7"> </text:span><text:span text:style-name="T8">*</text:span><text:span text:style-name="T7"> </text:span><text:span text:style-name="T6">FROM</text:span><text:span text:style-name="T7"> Productos</text:span><text:span text:style-name="T8">;</text:span></text:p>
      <text:p text:style-name="P14"/>
      <text:p text:style-name="P14"/>
      <text:p text:style-name="P24">--NOMBRE<text:tab/><text:tab/><text:tab/>DESCRIPCION<text:tab/>TALLA<text:tab/><text:tab/>PRECIO</text:p>
      <text:p text:style-name="P24">--Sudadera manga corta <text:s text:c="9"/>Roja <text:s text:c="6"/>U<text:tab/><text:tab/>25</text:p>
      <text:p text:style-name="P24">--Sudadera manga larga <text:s text:c="9"/>NULL <text:s text:c="6"/>S<text:tab/><text:tab/>25</text:p>
      <text:p text:style-name="P14"/>
      <text:p text:style-name="P14"/>
      <text:p text:style-name="P14"/>
      <text:p text:style-name="P14"/>
      <text:p text:style-name="P24">-- Poniendo todos los campos y todos los valores;</text:p>
      <text:p text:style-name="P23"><text:span text:style-name="T7"><text:tab/><text:tab/></text:span><text:span text:style-name="T6">INSERT</text:span><text:span text:style-name="T7"> </text:span><text:span text:style-name="T6">INTO</text:span><text:span text:style-name="T7"> Productos</text:span><text:span text:style-name="T6"> </text:span><text:span text:style-name="T8">(</text:span><text:span text:style-name="T7">Nombre</text:span><text:span text:style-name="T8">,</text:span><text:span text:style-name="T7"> Descripcion</text:span><text:span text:style-name="T8">,</text:span><text:span text:style-name="T7"> Talla</text:span><text:span text:style-name="T8">,</text:span><text:span text:style-name="T7"> Precio</text:span><text:span text:style-name="T8">)</text:span><text:span text:style-name="T7"> </text:span></text:p>
      <text:p text:style-name="P23"><text:span text:style-name="T7"><text:tab/><text:tab/></text:span><text:span text:style-name="T6">VALUES </text:span><text:span text:style-name="T8">(</text:span><text:span text:style-name="T9">'Sudadera sin manga'</text:span><text:span text:style-name="T8">,</text:span><text:span text:style-name="T9">'ROJO'</text:span><text:span text:style-name="T8">,</text:span><text:span text:style-name="T9">'L'</text:span><text:span text:style-name="T8">,</text:span><text:span text:style-name="T7">25</text:span><text:span text:style-name="T8">);</text:span></text:p>
      <text:p text:style-name="P14"/>
      <text:p text:style-name="P24">-- Sin nombres de columna hay que poner obligatoriamente </text:p>
      <text:p text:style-name="P24">-- todos los campos y en el mismo orden de la tabla.</text:p>
      <text:p text:style-name="P14"><text:soft-page-break/></text:p>
      <text:p text:style-name="P23"><text:span text:style-name="T7"><text:tab/></text:span><text:span text:style-name="T6">INSERT</text:span><text:span text:style-name="T7"> </text:span><text:span text:style-name="T6">INTO</text:span><text:span text:style-name="T7"> Productos </text:span><text:span text:style-name="T6">VALUES </text:span><text:span text:style-name="T8">(</text:span><text:span text:style-name="T9">'Camisa'</text:span><text:span text:style-name="T8">,</text:span><text:span text:style-name="T9">'Blanca'</text:span><text:span text:style-name="T8">,</text:span><text:span text:style-name="T9">'M'</text:span><text:span text:style-name="T8">,</text:span><text:span text:style-name="T7">55</text:span><text:span text:style-name="T8">);</text:span></text:p>
      <text:p text:style-name="P14"/>
      <text:p text:style-name="P24">-- Se pueden rellenar varias filas de golpe:</text:p>
      <text:p text:style-name="P14"/>
      <text:p text:style-name="P23"><text:span text:style-name="T6"><text:tab/>INSERT</text:span><text:span text:style-name="T7"> </text:span><text:span text:style-name="T6">INTO</text:span><text:span text:style-name="T7"> PRODUCTOS</text:span></text:p>
      <text:p text:style-name="P23"><text:span text:style-name="T6"><text:s text:c="2"/><text:tab/></text:span><text:span text:style-name="T8">(</text:span><text:span text:style-name="T7">Nombre</text:span><text:span text:style-name="T8">,</text:span><text:span text:style-name="T7"> Descripcion</text:span><text:span text:style-name="T8">,</text:span><text:span text:style-name="T7"> <text:s/>Precio </text:span><text:span text:style-name="T8">)</text:span></text:p>
      <text:p text:style-name="P25"><text:tab/>VALUES</text:p>
      <text:p text:style-name="P26"><text:span text:style-name="T8"><text:tab/><text:tab/>(</text:span><text:span text:style-name="T9">'Camiseta'</text:span><text:span text:style-name="T8">,</text:span><text:span text:style-name="T9">'Blanca'</text:span><text:span text:style-name="T8">,</text:span><text:span text:style-name="T7">55</text:span><text:span text:style-name="T8">),</text:span></text:p>
      <text:p text:style-name="P26"><text:span text:style-name="T8"><text:tab/><text:tab/>(</text:span><text:span text:style-name="T9">'Sweeter rayado'</text:span><text:span text:style-name="T8">,</text:span><text:span text:style-name="T9">'Negro'</text:span><text:span text:style-name="T8">,</text:span><text:span text:style-name="T7">45</text:span><text:span text:style-name="T8">),</text:span></text:p>
      <text:p text:style-name="P26"><text:span text:style-name="T8"><text:tab/><text:tab/>(</text:span><text:span text:style-name="T9">'Pantalón deportivo'</text:span><text:span text:style-name="T8">,</text:span><text:span text:style-name="T9">'Negro'</text:span><text:span text:style-name="T8">,</text:span><text:span text:style-name="T7">50</text:span><text:span text:style-name="T8">),</text:span></text:p>
      <text:p text:style-name="P26"><text:span text:style-name="T8"><text:tab/><text:tab/>(</text:span><text:span text:style-name="T9">'Short baño'</text:span><text:span text:style-name="T8">,</text:span><text:span text:style-name="T9">'Varios colores'</text:span><text:span text:style-name="T8">,</text:span><text:span text:style-name="T7">35</text:span><text:span text:style-name="T8">);</text:span></text:p>
      <text:p text:style-name="P14"/>
      <text:p text:style-name="P24">-- No puse el campo talla y se relleno todo con el valor default</text:p>
      <text:p text:style-name="P23"><text:span text:style-name="T7"><text:tab/></text:span><text:span text:style-name="T6">SELECT</text:span><text:span text:style-name="T7"> </text:span><text:span text:style-name="T8">*</text:span><text:span text:style-name="T7"> </text:span><text:span text:style-name="T6">FROM</text:span><text:span text:style-name="T7"> Productos</text:span><text:span text:style-name="T8">;</text:span></text:p>
      <text:p text:style-name="P14"/>
      <text:p text:style-name="P24">-- Delete PRODUCTOS nos borra el contenido de la tabla, </text:p>
      <text:p text:style-name="P24"/>
      <text:p text:style-name="P24">-- no confundir con DROP table, que nos borra la tabla</text:p>
      <text:p text:style-name="P24"/>
      <text:p text:style-name="P27"><text:span text:style-name="T7"><text:tab/></text:span><text:span text:style-name="T10">DEL</text:span><text:span text:style-name="T14">ETE</text:span><text:span text:style-name="T7"> PRODUCTOS</text:span><text:span text:style-name="T8">;</text:span></text:p>
      <text:p text:style-name="P28"/>
      <text:p text:style-name="P24">-- No es la mejor opcion para borar todo el contenido de una tabla, transact <text:s text:c="3"/>recomienda usar TRUNCATE.</text:p>
      <text:p text:style-name="P24"/>
      <text:p text:style-name="P23"><text:span text:style-name="T10">-- Esta borra todo mucho mas rapido que DEL</text:span><text:span text:style-name="T14">ETE</text:span></text:p>
      <text:p text:style-name="P14"/>
      <text:p text:style-name="P14"/>
      <text:p text:style-name="P14"/>
      <text:p text:style-name="P14"/>
      <text:p text:style-name="P14"/>
      <text:p text:style-name="P14"/>
      <text:p text:style-name="P14"><text:s text:c="2"/></text:p>
      <text:p text:style-name="P14"/>
      <text:p text:style-name="P14"/>
      <text:p text:style-name="P14"/>
      <text:p text:style-name="P29"><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false" style:font-name-asian="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ormal" style:family="paragraph" style:default-outline-level="">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171717"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353cm" style:contextual-spacing="false" fo:line-height="115%"/>
    </style:style>
    <style:style style:name="MP2"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tab-stops>
          <style:tab-stop style:position="7.5cm" style:type="center"/>
          <style:tab-stop style:position="15cm" style:type="right"/>
        </style:tab-stops>
      </style:paragraph-properties>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24T20:30:26.302000000</dc:date>
    <meta:editing-duration>PT46M42S</meta:editing-duration>
    <meta:editing-cycles>14</meta:editing-cycles>
    <meta:generator>LibreOffice/24.8.1.2$Windows_X86_64 LibreOffice_project/87fa9aec1a63e70835390b81c40bb8993f1d4ff6</meta:generator>
    <meta:document-statistic meta:table-count="0" meta:image-count="0" meta:object-count="0" meta:page-count="3" meta:paragraph-count="71" meta:word-count="600" meta:character-count="3690" meta:non-whitespace-character-count="3016"/>
  </office:meta>
</office:document-meta>
</file>